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oxima Nova" svg:font-family="'Proxima Nova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58fd" officeooo:paragraph-rsid="001958fd"/>
    </style:style>
    <style:style style:name="P2" style:family="paragraph" style:parent-style-name="Standard">
      <style:paragraph-properties fo:text-align="start" style:justify-single-word="false"/>
      <style:text-properties officeooo:rsid="001958fd" officeooo:paragraph-rsid="001958f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58fd" officeooo:paragraph-rsid="001958fd"/>
    </style:style>
    <style:style style:name="P4" style:family="paragraph" style:parent-style-name="Standard">
      <style:paragraph-properties fo:text-align="end" style:justify-single-word="false"/>
      <style:text-properties officeooo:rsid="001958fd" officeooo:paragraph-rsid="0024d86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acb58" officeooo:paragraph-rsid="001cc43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cc43c" officeooo:paragraph-rsid="001cc43c"/>
    </style:style>
    <style:style style:name="P7" style:family="paragraph" style:parent-style-name="Standard">
      <style:paragraph-properties fo:text-align="start" style:justify-single-word="false"/>
      <style:text-properties officeooo:rsid="001cc43c" officeooo:paragraph-rsid="001cc43c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1cc43c" officeooo:paragraph-rsid="001cc43c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1acb58" officeooo:paragraph-rsid="001cc43c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24d861" officeooo:paragraph-rsid="0024d861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e09f1" officeooo:paragraph-rsid="001e09f1"/>
    </style:style>
    <style:style style:name="P12" style:family="paragraph" style:parent-style-name="Standard">
      <style:paragraph-properties fo:text-align="start" style:justify-single-word="false"/>
      <style:text-properties officeooo:rsid="001e09f1" officeooo:paragraph-rsid="001e09f1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f3b37" officeooo:paragraph-rsid="001f3b37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fo:font-weight="normal" officeooo:rsid="001e09f1" officeooo:paragraph-rsid="0024d86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solid" style:text-line-through-type="single" fo:font-weight="normal" officeooo:rsid="001e09f1" officeooo:paragraph-rsid="0024d861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203610" officeooo:paragraph-rsid="00203610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21c97e" officeooo:paragraph-rsid="0021c97e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23473f" officeooo:paragraph-rsid="0023473f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bold" officeooo:rsid="00203610" officeooo:paragraph-rsid="00203610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bold" officeooo:rsid="0021c97e" officeooo:paragraph-rsid="0021c97e" style:font-weight-asian="bold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24d861" officeooo:paragraph-rsid="0024d861"/>
    </style:style>
    <style:style style:name="P22" style:family="paragraph" style:parent-style-name="Text_20_body">
      <style:paragraph-properties fo:line-height="100%"/>
    </style:style>
    <style:style style:name="P23" style:family="paragraph" style:parent-style-name="Text_20_body" style:list-style-name="L8">
      <style:paragraph-properties fo:line-height="100%"/>
      <style:text-properties officeooo:paragraph-rsid="0024d861"/>
    </style:style>
    <style:style style:name="P24" style:family="paragraph" style:parent-style-name="Text_20_body">
      <style:text-properties fo:font-weight="bold" officeooo:rsid="0024d861" officeooo:paragraph-rsid="0024d861" style:font-weight-asian="bold" style:font-weight-complex="bold"/>
    </style:style>
    <style:style style:name="P25" style:family="paragraph" style:list-style-name="L8">
      <style:paragraph-properties fo:line-height="100%"/>
      <style:text-properties officeooo:paragraph-rsid="0024d861"/>
    </style:style>
    <style:style style:name="P26" style:family="paragraph" style:list-style-name="L9">
      <style:paragraph-properties fo:line-height="100%"/>
    </style:style>
    <style:style style:name="T1" style:family="text">
      <style:text-properties officeooo:rsid="001acb58"/>
    </style:style>
    <style:style style:name="T2" style:family="text">
      <style:text-properties officeooo:rsid="001cc4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d861" style:font-weight-asian="bold" style:font-weight-complex="bold"/>
    </style:style>
    <style:style style:name="T5" style:family="text">
      <style:text-properties officeooo:rsid="001e09f1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officeooo:rsid="001f3b37"/>
    </style:style>
    <style:style style:name="T9" style:family="text">
      <style:text-properties officeooo:rsid="0021c97e"/>
    </style:style>
    <style:style style:name="T10" style:family="text">
      <style:text-properties officeooo:rsid="0024d861"/>
    </style:style>
    <style:style style:name="T11" style:family="text">
      <style:text-properties officeooo:rsid="00261f15"/>
    </style:style>
    <style:style style:name="T12" style:family="text">
      <style:text-properties officeooo:rsid="002708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99r (Janson)</text:p>
      <text:p text:style-name="P4">Fall 2017</text:p>
      <text:p text:style-name="P1">Week 3 <text:span text:style-name="T10">Report (ending 10 Oct 2017)</text:span></text:p>
      <text:p text:style-name="P1"/>
      <text:p text:style-name="P1"/>
      <text:p text:style-name="P2">1. Time check</text:p>
      <text:list xml:id="list2356423208710991153" text:style-name="L1">
        <text:list-item>
          <text:p text:style-name="P3">As with other components (intro to CV, intro to AI) need to spread the work out more over the week, <text:span text:style-name="T2">and not waste 1 and 2 hour gaps in schedule.</text:span></text:p>
        </text:list-item>
        <text:list-item>
          <text:p text:style-name="P3">Late days onto Saturday 5pm <text:span text:style-name="T2">ruin any chance I have of catching up</text:span>, but fortunately I’m <text:span text:style-name="T1">almost </text:span>out of late days...</text:p>
        </text:list-item>
        <text:list-item>
          <text:p text:style-name="P9"><text:span text:style-name="T2">This week</text:span></text:p>
          <text:list>
            <text:list-item>
              <text:p text:style-name="P5"><text:span text:style-name="T3">Sat </text:span>5pm – turned in <text:span text:style-name="T11">HW</text:span>. <text:span text:style-name="T2">S</text:span>lept for 14 hours. <text:span text:style-name="T3">Sun</text:span>. - <text:span text:style-name="T11">friends + chores</text:span>. Started NSF late Friday night, <text:span text:style-name="T2">spent </text:span>~ 4 hours on it. <text:span text:style-name="T3">Mon</text:span>. computer vision meeting with prof. and associated prep (did not do normal <text:span text:style-name="T2">Mon.</text:span> morning programming, <text:span text:style-name="T5">did get NSF advice</text:span>). <text:span text:style-name="T12">AI midterm review. G1 dinner. </text:span><text:span text:style-name="T4">Tues</text:span><text:span text:style-name="T3">.</text:span> – <text:span text:style-name="T10">NSF for 4.5 hours. </text:span></text:p>
            </text:list-item>
          </text:list>
        </text:list-item>
        <text:list-item>
          <text:p text:style-name="P6">Next week</text:p>
          <text:list>
            <text:list-item>
              <text:p text:style-name="P6">…work on 299r for at least an hour every day</text:p>
            </text:list-item>
          </text:list>
        </text:list-item>
      </text:list>
      <text:p text:style-name="P7"/>
      <text:p text:style-name="P7">2. NSF <text:span text:style-name="T10">[</text:span><text:a xlink:type="simple" xlink:href="https://docs.google.com/document/d/1YVFa1ljb-rcmkNNOD7Z0DZyeD7zkdLfrL9O-zWOGbBc/edit" text:style-name="Internet_20_link" text:visited-style-name="Visited_20_Internet_20_Link"><text:span text:style-name="T10">private link</text:span></text:a><text:span text:style-name="T10">]</text:span></text:p>
      <text:list xml:id="list5660391712964997128" text:style-name="L2">
        <text:list-item>
          <text:p text:style-name="P11">Drawing on sources of credibility <text:span text:style-name="T10">and things I’m passionate about</text:span>: sailing!</text:p>
        </text:list-item>
        <text:list-item>
          <text:p text:style-name="P19">Transatlantic autonomous surface vessel (sailboat)</text:p>
          <text:list>
            <text:list-item>
              <text:p text:style-name="P16"><text:span text:style-name="T3">Motion planning:</text:span> weather patterns (winds, sun for solar power), tides, currents, sea state (waves / chop / swell), obstacles (container ships, mostly fishing vessels)</text:p>
              <text:list>
                <text:list-item>
                  <text:p text:style-name="P16">Strong negative penalty for getting caught in tides, due to low maneuverability (1 kt) &amp; getting dashed ashore is sad</text:p>
                </text:list-item>
                <text:list-item>
                  <text:p text:style-name="P16">Unclear what “manageable chunk” would be. Purely simulation = manageable, but does not draw on hardware expertise? </text:p>
                </text:list-item>
                <text:list-item>
                  <text:p text:style-name="P16">On the other hand, it is in the CS (Robotics &amp; Computer Vision) category.</text:p>
                </text:list-item>
              </text:list>
            </text:list-item>
          </text:list>
        </text:list-item>
        <text:list-item>
          <text:p text:style-name="P19">Alternatively</text:p>
          <text:list>
            <text:list-item>
              <text:p text:style-name="P17">Powered short-distance vessels, For updating NOAA charts, e.g. drifting sand dunes <text:span text:style-name="T10">(grid command)</text:span></text:p>
            </text:list-item>
            <text:list-item>
              <text:p text:style-name="P21">Or fixed position / patrol route, over local area, instead of long distance (controls)</text:p>
            </text:list-item>
          </text:list>
        </text:list-item>
        <text:list-item>
          <text:p text:style-name="P20">No punny acronym :’(</text:p>
        </text:list-item>
        <text:list-item>
          <text:p text:style-name="P10">Outline <text:span text:style-name="T3">intellectual merit and broader impacts</text:span></text:p>
        </text:list-item>
      </text:list>
      <text:p text:style-name="P12"/>
      <text:list xml:id="list43333302001977" text:continue-numbering="true" text:style-name="L2">
        <text:list-item>
          <text:p text:style-name="P11">Next week</text:p>
          <text:list>
            <text:list-item>
              <text:p text:style-name="P18">Actually write a proposal draft!!! <text:span text:style-name="T10">We’re at 15 days left *today* (Tuesday) &amp; swap with friends for reviewing</text:span></text:p>
            </text:list-item>
            <text:list-item>
              <text:p text:style-name="P11">Email letter writers today (Tuesday) notifying of topic and 1<text:span text:style-name="T6">st</text:span> fellowship</text:p>
              <text:list>
                <text:list-item>
                  <text:p text:style-name="P11">Should have more info, but it is what it is – need to email ASAP</text:p>
                </text:list-item>
              </text:list>
            </text:list-item>
            <text:list-item>
              <text:p text:style-name="P11">More fellowship searches </text:p>
              <text:list>
                <text:list-item>
                  <text:p text:style-name="P11">Drop by Pierce 110, career office!, ask Prof. Howe <text:span text:style-name="T8">for other fellowships, SWE, women in CS / robotics, idk whatever niche groups I’m in</text:span></text:p>
                </text:list-item>
                <text:list-item>
                  <text:p text:style-name="P13">Look at internal Harvard fellowships</text:p>
                </text:list-item>
              </text:list>
            </text:list-item>
            <text:list-item>
              <text:p text:style-name="P11"><text:soft-page-break/>Set logins, get requirements and prompts for all fellowships</text:p>
            </text:list-item>
          </text:list>
        </text:list-item>
      </text:list>
      <text:p text:style-name="P7"/>
      <text:p text:style-name="P7">3. Graphs! </text:p>
      <text:list xml:id="list6958738204733047250" text:style-name="L3">
        <text:list-item>
          <text:p text:style-name="P8">blah</text:p>
        </text:list-item>
      </text:list>
      <text:p text:style-name="Text_20_body"/>
      <text:p text:style-name="Text_20_body"/>
      <text:p text:style-name="Text_20_body"/>
      <text:p text:style-name="P24"><text:bookmark text:name="docs-internal-guid-a3ad3761-0565-ca3b-780d-4263d5aef1ab"/>Appendix</text:p>
      <text:list xml:id="list43332979476027" text:continue-list="list43333302001977" text:style-name="L2">
        <text:list-item>
          <text:p text:style-name="P14">SLAM DUNK <text:span text:style-name="T9">(despite unknown nautical kinematics) <text:s/>1) nautical kinematics is not a thing 2) sailboats just use GPS for localization, and really speed:distance between obstacles is small</text:span></text:p>
        </text:list-item>
      </text:list>
      <text:p text:style-name="P15"/>
      <text:p text:style-name="P22">Structure <text:span text:style-name="T10">of NSF Project Statement</text:span></text:p>
      <text:list xml:id="list8103188274305776632" text:style-name="L8">
        <text:list-item>
          <text:p text:style-name="P23">Introductio<text:span text:style-name="T10">n</text:span></text:p>
        </text:list-item>
        <text:list-item>
          <text:p text:style-name="P23">Previous Work / motivation</text:p>
        </text:list-item>
      </text:list>
      <text:list xml:id="list6335058039875569204" text:style-name="L9">
        <text:list-item>
          <text:p>Proposal</text:p>
        </text:list-item>
        <text:list-item>
          <text:p>Hypothesis???</text:p>
        </text:list-item>
        <text:list-item>
          <text:p>Methodology</text:p>
        </text:list-item>
        <text:list-item>
          <text:p>Project components</text:p>
          <text:list>
            <text:list-item>
              <text:p>Software</text:p>
            </text:list-item>
            <text:list-item>
              <text:p>Hardware</text:p>
            </text:list-item>
            <text:list-item>
              <text:p>Analysis of results</text:p>
            </text:list-item>
          </text:list>
        </text:list-item>
        <text:list-item>
          <text:p>Potential complications and alternate approaches</text:p>
        </text:list-item>
        <text:list-item>
          <text:p>Intellectual Merit</text:p>
        </text:list-item>
        <text:list-item>
          <text:p>Broader Impacts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roxima Nova" svg:font-family="'Proxima Nova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0:29:38.792257225</meta:creation-date>
    <dc:date>2017-10-10T04:33:32.517118618</dc:date>
    <meta:editing-duration>PT20M42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452" meta:character-count="2567" meta:non-whitespace-character-count="2193"/>
  </office:meta>
</office:document-meta>
</file>